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7d6ae" officeooo:paragraph-rsid="0017d6ae" style:font-weight-asian="normal" style:font-weight-complex="normal"/>
    </style:style>
    <style:style style:name="P2" style:family="paragraph" style:parent-style-name="Standard">
      <style:text-properties fo:font-weight="normal" officeooo:rsid="00190edc" officeooo:paragraph-rsid="00190edc" style:font-weight-asian="normal" style:font-weight-complex="normal"/>
    </style:style>
    <style:style style:name="T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officeooo:rsid="00190edc" style:font-size-asian="11pt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officeooo:rsid="0017b866" style:font-size-asian="11pt" style:font-style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officeooo:rsid="00190edc" style:font-size-asian="11pt" style:font-style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K</text:span><text:span text:style-name="T4">ill</text:span></text:p>
      <text:p text:style-name="P1"><text:span text:style-name="T3">A </text:span><text:span text:style-name="T4">and B (Unnamed:0) are both row #</text:span></text:p>
      <text:p text:style-name="P1"><text:span text:style-name="T4">VersionNum</text:span></text:p>
      <text:p text:style-name="P1"><text:span text:style-name="T4">ImportDate</text:span></text:p>
      <text:p text:style-name="P1"><text:span text:style-name="T1">PartialCountyJustification – </text:span><text:span text:style-name="T2"><text:s/>link to pdf for reason</text:span></text:p>
      <text:p text:style-name="P2"><text:span text:style-name="T2">R</text:span><text:span text:style-name="T1">owNumber</text:span></text:p>
      <text:p text:style-name="P1"><text:span text:style-name="T2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>Other:</text:span></text:p>
      <text:p text:style-name="P1"><text:span text:style-name="T4">BusinessYear</text:span></text:p>
      <text:p text:style-name="P1"><text:span text:style-name="T4">StateCode (39)/StateCode2(39)</text:span></text:p>
      <text:p text:style-name="P1"><text:span text:style-name="T4">ServiceAreaId – [2 letter stare][S][0001-261]</text:span></text:p>
      <text:p text:style-name="P1"><text:span text:style-name="T4">ServiceAreaName – textname (lots of misspellings of service area) variable (state vs Area ! Vs HHP HMO.1, etc)</text:span></text:p>
      <text:p text:style-name="P1"><text:span text:style-name="T4">CoverEntireState – Yes/No</text:span></text:p>
      <text:p text:style-name="P1"><text:span text:style-name="T4">County – numerical </text:span><text:span text:style-name="T5">4(leading zero dropped)-5 digit FIPS code for county. Only applicable if whole state = no</text:span></text:p>
      <text:p text:style-name="P2"><text:span text:style-name="T4">PartialCounty(Yes/No) and ZipCodes – zips if a partial county</text:span></text:p>
      <text:p text:style-name="P2"><text:span text:style-name="T4">MarketCoverage – Individual, ‘SHOP (Small Group)</text:span></text:p>
      <text:p text:style-name="P2"><text:span text:style-name="T4">DentalOnlyPlan<text:tab/>DentalOnly both yes/no blank</text:span></text:p>
      <text:p text:style-name="P1"><text:span text:style-name="T4"/></text:p>
      <text:p text:style-name="P1"><text:span text:style-name="T4"/></text:p>
      <text:p text:style-name="P1"><text:span text:style-name="T4">Keys</text:span></text:p>
      <text:p text:style-name="P1"><text:span text:style-name="T4">IssueID – 5 digit code</text:span></text:p>
      <text:p text:style-name="P1"><text:span text:style-name="T4">SourceName – HIOS, OPM. SERFF</text:span></text:p>
      <text:p text:style-name="P1"><text:span text:style-name="T4">IssuerId2 – looks like a dupe</text:span></text:p>
      <text:p text:style-name="P1"><text:span text:style-name="T4"/></text:p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3:46:31.648640103</meta:creation-date>
    <dc:date>2019-09-10T14:41:55.288194751</dc:date>
    <meta:editing-duration>PT18M1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94" meta:character-count="690" meta:non-whitespace-character-count="605"/>
  </office:meta>
</office:document-meta>
</file>